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さざなみ明朝" svg:font-family="さざなみ明朝" style:font-family-generic="roman" style:font-pitch="variable"/>
    <style:font-face style:name="Comic Sans MS" svg:font-family="'Comic Sans MS'" style:font-family-generic="script" style:font-pitch="variable"/>
    <style:font-face style:name="Comic Sans MS1" svg:font-family="'Comic Sans MS'" style:font-adornments="標準" style:font-family-generic="script" style:font-pitch="variable"/>
    <style:font-face style:name="さざなみ明朝1" svg:font-family="さざなみ明朝" style:font-family-generic="script" style:font-pitch="variable"/>
    <style:font-face style:name="FreeSans" svg:font-family="FreeSans" style:font-family-generic="system" style:font-pitch="variable"/>
    <style:font-face style:name="VL ゴシック" svg:font-family="'VL ゴシック'"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5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fo:min-height="0cm" fo:min-width="0cm" fo:wrap-option="no-wrap"/>
    </style:style>
    <style:style style:name="P1" style:family="paragraph">
      <style:paragraph-properties fo:text-align="center"/>
    </style:style>
    <style:style style:name="P2" style:family="paragraph">
      <style:paragraph-properties fo:text-align="center"/>
      <style:text-properties style:font-name="Comic Sans MS1" fo:font-size="25pt" style:font-size-asian="25pt" style:font-size-complex="18pt"/>
    </style:style>
    <style:style style:name="P3" style:family="paragraph">
      <style:text-properties style:font-name="Comic Sans MS1" fo:font-size="25pt" style:font-size-asian="25pt" style:font-size-complex="18pt"/>
    </style:style>
    <style:style style:name="T1" style:family="text">
      <style:text-properties style:font-name="Comic Sans MS1" fo:font-size="25pt" style:font-size-asian="25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2" xml:id="id1" draw:id="id1" draw:layer="layout" svg:width="9.745cm" svg:height="5.897cm" svg:x="2.5cm" svg:y="13.3cm">
          <text:p text:style-name="P1"><text:span text:style-name="T1">main</text:span><text:span text:style-name="T1">スレッ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draw:type="curve" svg:x1="12.245cm" svg:y1="16.248cm" svg:x2="16.956cm" svg:y2="16.248cm" draw:start-shape="id1" draw:end-shape="id2" draw:end-glue-point="3" svg:d="m12245 16248h4711" svg:viewBox="0 0 4712 1">
          <text:p/>
        </draw:connector>
        <draw:custom-shape draw:style-name="gr1" draw:text-style-name="P2" xml:id="id4" draw:id="id4" draw:layer="layout" svg:width="12.3cm" svg:height="3cm" svg:x="1.3cm" svg:y="5cm">
          <text:p text:style-name="P1"><text:span text:style-name="T1">struct longjmp_buffer</text:span></text:p>
          <text:p text:style-name="P1"><text:span text:style-name="T1">caml_termination_jmpbuf</text:span></text:p>
          <draw:enhanced-geometry svg:viewBox="0 0 21600 21600" draw:type="rectangle" draw:enhanced-path="M 0 0 L 21600 0 21600 21600 0 21600 0 0 Z N"/>
        </draw:custom-shape>
        <draw:custom-shape draw:style-name="gr1" draw:text-style-name="P2" xml:id="id3" draw:id="id3" draw:layer="layout" svg:width="3.9cm" svg:height="2.2cm" svg:x="5.5cm" svg:y="12.1cm">
          <text:p text:style-name="P1"><text:span text:style-name="T1">終了</text:span></text:p>
          <draw:enhanced-geometry svg:viewBox="0 0 21600 21600" draw:type="rectangle" draw:enhanced-path="M 0 0 L 21600 0 21600 21600 0 21600 0 0 Z N"/>
        </draw:custom-shape>
        <draw:custom-shape draw:style-name="gr1" draw:text-style-name="P2" draw:layer="layout" svg:width="9.745cm" svg:height="5.897cm" svg:x="17.555cm" svg:y="13.803cm">
          <text:p text:style-name="P1"><text:span text:style-name="T1">子スレッ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9cm" svg:height="2.2cm" svg:x="20.4cm" svg:y="12.7cm">
          <text:p text:style-name="P1"><text:span text:style-name="T1">終了</text:span></text:p>
          <draw:enhanced-geometry svg:viewBox="0 0 21600 21600" draw:type="rectangle" draw:enhanced-path="M 0 0 L 21600 0 21600 21600 0 21600 0 0 Z N"/>
        </draw:custom-shape>
        <draw:connector draw:style-name="gr2" draw:text-style-name="P1" draw:layer="layout" draw:type="curve" svg:x1="7.45cm" svg:y1="12.1cm" svg:x2="7.45cm" svg:y2="8cm" draw:start-shape="id3" draw:start-glue-point="0" draw:end-shape="id4" draw:end-glue-point="2" svg:d="m7450 12100v-4100" svg:viewBox="0 0 1 4101">
          <text:p/>
        </draw:connector>
        <draw:frame draw:style-name="gr3" draw:text-style-name="P3" draw:layer="layout" svg:width="4.782cm" svg:height="1.479cm" svg:x="7.8cm" svg:y="9.4cm">
          <draw:text-box>
            <text:p><text:span text:style-name="T1">siglongjmp</text:span></text:p>
          </draw:text-box>
        </draw:frame>
        <draw:custom-shape draw:style-name="gr1" draw:text-style-name="P2" draw:layer="layout" svg:width="12.3cm" svg:height="3cm" svg:x="16.2cm" svg:y="5.6cm">
          <text:p text:style-name="P1"><text:span text:style-name="T1">struct longjmp_buffer</text:span></text:p>
          <text:p text:style-name="P1"><text:span text:style-name="T1">termination_buf</text:span></text:p>
          <draw:enhanced-geometry svg:viewBox="0 0 21600 21600" draw:type="rectangle" draw:enhanced-path="M 0 0 L 21600 0 21600 21600 0 21600 0 0 Z N"/>
        </draw:custom-shape>
        <draw:custom-shape draw:style-name="gr1" draw:text-style-name="P2" draw:layer="layout" svg:width="9.745cm" svg:height="5.896cm" svg:x="17.256cm" svg:y="13.552cm">
          <text:p text:style-name="P1"><text:span text:style-name="T1">子スレッ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9cm" svg:height="2.2cm" svg:x="20.101cm" svg:y="12.4cm">
          <text:p text:style-name="P1"><text:span text:style-name="T1">終了</text:span></text:p>
          <draw:enhanced-geometry svg:viewBox="0 0 21600 21600" draw:type="rectangle" draw:enhanced-path="M 0 0 L 21600 0 21600 21600 0 21600 0 0 Z N"/>
        </draw:custom-shape>
        <draw:custom-shape draw:style-name="gr1" draw:text-style-name="P2" xml:id="id2" draw:id="id2" draw:layer="layout" svg:width="9.745cm" svg:height="5.897cm" svg:x="16.956cm" svg:y="13.3cm">
          <text:p text:style-name="P1"><text:span text:style-name="T1">子スレッ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5" draw:id="id5" draw:layer="layout" svg:width="3.9cm" svg:height="2.2cm" svg:x="19.801cm" svg:y="12.1cm">
          <text:p text:style-name="P1"><text:span text:style-name="T1">終了</text:span></text:p>
          <draw:enhanced-geometry svg:viewBox="0 0 21600 21600" draw:type="rectangle" draw:enhanced-path="M 0 0 L 21600 0 21600 21600 0 21600 0 0 Z N"/>
        </draw:custom-shape>
        <draw:custom-shape draw:style-name="gr1" draw:text-style-name="P2" draw:layer="layout" svg:width="12.3cm" svg:height="3cm" svg:x="15.9cm" svg:y="5.3cm">
          <text:p text:style-name="P1"><text:span text:style-name="T1">struct longjmp_buffer</text:span></text:p>
          <text:p text:style-name="P1"><text:span text:style-name="T1">termination_buf</text:span></text:p>
          <draw:enhanced-geometry svg:viewBox="0 0 21600 21600" draw:type="rectangle" draw:enhanced-path="M 0 0 L 21600 0 21600 21600 0 21600 0 0 Z N"/>
        </draw:custom-shape>
        <draw:custom-shape draw:style-name="gr1" draw:text-style-name="P2" xml:id="id6" draw:id="id6" draw:layer="layout" svg:width="12.3cm" svg:height="3cm" svg:x="15.6cm" svg:y="5cm">
          <text:p text:style-name="P1"><text:span text:style-name="T1">struct longjmp_buffer</text:span></text:p>
          <text:p text:style-name="P1"><text:span text:style-name="T1">termination_buf</text:span></text:p>
          <draw:enhanced-geometry svg:viewBox="0 0 21600 21600" draw:type="rectangle" draw:enhanced-path="M 0 0 L 21600 0 21600 21600 0 21600 0 0 Z N"/>
        </draw:custom-shape>
        <draw:connector draw:style-name="gr2" draw:text-style-name="P1" draw:layer="layout" draw:type="curve" svg:x1="21.751cm" svg:y1="12.1cm" svg:x2="21.75cm" svg:y2="8cm" draw:start-shape="id5" draw:end-shape="id6" draw:end-glue-point="2" svg:d="m21751 12100c0-3075-1-1025-1-4100" svg:viewBox="0 0 2 4101">
          <text:p/>
        </draw:connector>
        <draw:frame draw:style-name="gr3" draw:text-style-name="P3" draw:layer="layout" svg:width="4.782cm" svg:height="1.479cm" svg:x="22.1cm" svg:y="9.5cm">
          <draw:text-box>
            <text:p><text:span text:style-name="T1">siglongjmp</text:span></text:p>
          </draw:text-box>
        </draw:frame>
        <draw:frame draw:style-name="gr3" draw:text-style-name="P3" draw:layer="layout" svg:width="3.207cm" svg:height="1.479cm" svg:x="12.993cm" svg:y="14.721cm">
          <draw:text-box>
            <text:p><text:span text:style-name="T1">create</text:span></text:p>
          </draw:text-box>
        </draw:frame>
        <draw:connector draw:style-name="gr2" draw:text-style-name="P1" draw:layer="layout" draw:type="curve" svg:x1="7.45cm" svg:y1="5cm" svg:x2="7.45cm" svg:y2="2.3cm" draw:start-shape="id4" draw:end-shape="id7" draw:end-glue-point="2" svg:d="m7450 5000v-2700" svg:viewBox="0 0 1 2701">
          <text:p/>
        </draw:connector>
        <draw:custom-shape draw:style-name="gr4" draw:text-style-name="P1" xml:id="id7" draw:id="id7" draw:layer="layout" svg:width="1.1cm" svg:height="1cm" svg:x="6.9cm" svg:y="1.3cm">
          <text:p/>
          <draw:enhanced-geometry svg:viewBox="0 0 21600 21600" draw:type="rectangle" draw:enhanced-path="M 0 0 L 21600 0 21600 21600 0 21600 0 0 Z N"/>
        </draw:custom-shape>
        <draw:frame draw:style-name="gr3" draw:text-style-name="P3" draw:layer="layout" svg:width="5.98cm" svg:height="1.479cm" svg:x="7.718cm" svg:y="2.621cm">
          <draw:text-box>
            <text:p><text:span text:style-name="T1">pthread_exit</text:span></text:p>
          </draw:text-box>
        </draw:frame>
        <draw:custom-shape draw:style-name="gr5" draw:text-style-name="P2" draw:layer="layout" svg:width="11.3cm" svg:height="2.8cm" svg:x="16.7cm" svg:y="1.6cm">
          <text:p text:style-name="P1"><text:span text:style-name="T1">detach</text:span><text:span text:style-name="T1">済み</text:span></text:p>
          <draw:enhanced-geometry svg:viewBox="0 0 21600 21600" draw:text-areas="3000 3320 17110 17330" draw:type="cloud-callout" draw:modifiers="19461.2158216087 30098.107818636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さざなみ明朝" svg:font-family="さざなみ明朝" style:font-family-generic="roman" style:font-pitch="variable"/>
    <style:font-face style:name="Comic Sans MS" svg:font-family="'Comic Sans MS'" style:font-family-generic="script" style:font-pitch="variable"/>
    <style:font-face style:name="Comic Sans MS1" svg:font-family="'Comic Sans MS'" style:font-adornments="標準" style:font-family-generic="script" style:font-pitch="variable"/>
    <style:font-face style:name="さざなみ明朝1" svg:font-family="さざなみ明朝" style:font-family-generic="script" style:font-pitch="variable"/>
    <style:font-face style:name="FreeSans" svg:font-family="FreeSans" style:font-family-generic="system" style:font-pitch="variable"/>
    <style:font-face style:name="VL ゴシック" svg:font-family="'VL ゴシック'"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さざなみ明朝" fo:font-size="24pt" fo:language="en" fo:country="US" style:font-name-asian="VL ゴシック" style:font-size-asian="24pt" style:language-asian="ja" style:country-asian="JP" style:font-name-complex="VL ゴシック" style:font-size-complex="24pt" style:language-complex="hi" style:country-complex="IN"/>
    </style:default-style>
    <style:style style:name="standard" style:family="graphic">
      <style:graphic-properties draw:stroke="solid" draw:stroke-dash="Dash_20_1" svg:stroke-width="0.1cm" svg:stroke-color="#000000" draw:marker-start-width="0.35cm" draw:marker-start-center="false" draw:marker-end-width="0.35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Okabe Kiwamu</meta:initial-creator>
    <meta:creation-date>2013-08-22T17:44:46.984977356</meta:creation-date>
    <dc:date>2013-08-22T21:40:55.750220189</dc:date>
    <dc:creator>Okabe Kiwamu</dc:creator>
    <meta:editing-duration>PT17M26S</meta:editing-duration>
    <meta:editing-cycles>48</meta:editing-cycles>
    <meta:generator>LibreOffice/4.1.0.4$Linux_X86_64 LibreOffice_project/410m0$Build-4</meta:generator>
    <meta:document-statistic meta:object-count="22"/>
  </office:meta>
</office:document-meta>
</file>